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52a" officeooo:paragraph-rsid="0009f52a"/>
    </style:style>
    <style:style style:name="P2" style:family="paragraph" style:parent-style-name="Standard">
      <style:text-properties officeooo:rsid="000bf3e2" officeooo:paragraph-rsid="000bf3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/>
      <text:p text:style-name="P2">Edit Aar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8:48:26.255931130</meta:creation-date>
    <dc:date>2023-04-28T15:01:04.093729601</dc:date>
    <meta:editing-duration>PT34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" meta:word-count="3" meta:character-count="14" meta:non-whitespace-character-count="13"/>
  </office:meta>
</office:document-meta>
</file>